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style:text-underline-style="none" fo:font-weight="normal" style:font-weight-asian="normal" style:font-weight-complex="normal"/>
    </style:style>
    <style:style style:name="P3" style:family="paragraph" style:parent-style-name="Preformatted_20_Text">
      <style:text-properties style:text-underline-style="none"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list-style-name="L1"/>
    <style:style style:name="P7" style:family="paragraph" style:parent-style-name="Preformatted_20_Text" style:list-style-name="L2"/>
    <style:style style:name="P8" style:family="paragraph" style:parent-style-name="Preformatted_20_Text">
      <style:text-properties fo:font-weight="bold" style:font-weight-asian="bold" style:font-weight-complex="bold"/>
    </style:style>
    <style:style style:name="T1" style:family="text">
      <style:text-properties fo:font-weight="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reformatted_20_Text"/>
      <text:p text:style-name="Preformatted_20_Text">The Restless Studio Reservation System provides an easy to use dialog menu interface allowing visitors to book a reservation date, time, and destination or event. The owner can set individual schedules and prices for each destination or event. The reservation is booked when the reservation board receives payment equal to or greater than the price for the event. Notice of the reservation is sent to the owner via Instant Message and, if configured, Email. The visitor also receives an Instant Message and dialog informing them that their reservation has been booked. The Reservation System owner can configure the destination/event names, prices, default price, email address, hover text, board texture, dialog menu text, days of week to display, and times of day to display. This document is available in PDF format at <text:a xlink:type="simple" xlink:href="http://www.scribd.com/missyrestless">http://www.scribd.com/missyrestless</text:a></text:p>
      <text:p text:style-name="Preformatted_20_Text"/>
      <text:p text:style-name="P1">CONTENTS</text:p>
      <text:p text:style-name="Preformatted_20_Text"/>
      <text:p text:style-name="Preformatted_20_Text">This package contains:</text:p>
      <text:list xml:id="list30635155" text:style-name="L1">
        <text:list-item>
          <text:p text:style-name="P6">Three preconfigured reservation boards (airline, event, and escort)</text:p>
        </text:list-item>
        <text:list-item>
          <text:p text:style-name="P6">The Reservation System Owners Manual</text:p>
        </text:list-item>
        <text:list-item>
          <text:p text:style-name="P6">Sample configuration notecards for airline, event, and escort bookings</text:p>
        </text:list-item>
        <text:list-item>
          <text:p text:style-name="P6">A landmark to the demonstration Reservation Board at Restless Studio</text:p>
        </text:list-item>
      </text:list>
      <text:p text:style-name="Preformatted_20_Text"/>
      <text:p text:style-name="P1">SETUP OVERVIEW</text:p>
      <text:p text:style-name="Preformatted_20_Text"/>
      <text:p text:style-name="P4">Rez and Unpack the Box</text:p>
      <text:p text:style-name="Preformatted_20_Text">Upon purchase you will receive a boxed Reservation System. Rez and unpack the box (right click the rezzed box and select “Open” then copy the contents to your inventory). Your inventory should now contain a folder “Reservation System”. In this folder you will find three Reservation Board objects, the owner manual, sample Config notecards, and landmark.</text:p>
      <text:p text:style-name="Preformatted_20_Text"/>
      <text:p text:style-name="P4">Rez and Position the Reservation Board</text:p>
      <text:p text:style-name="Preformatted_20_Text">Select a location for your Reservation Board and drag one of the Reservation Boards from your inventory to the ground. Position the rezzed Reservation Board by right clicking it, selecting “Edit” and using the position arrows.</text:p>
      <text:p text:style-name="Preformatted_20_Text"/>
      <text:p text:style-name="P4">Grant Debit Permission</text:p>
      <text:p text:style-name="Preformatted_20_Text">When first rezzed the Reservation Board will display a dialog window requesting debit permission from the owner. The board needs debit permission in order to refund payment amounts exceeding the price of an event, refund underpayments, or run in demonstration mode refunding all payments. No Lindens are ever debited from the owner's account that were not erroneously paid through the Reservation Board or paid in demonstration mode. <text:span text:style-name="T3">Granting debit permission is recommended</text:span>. However, the Reservation Board will still function properly if debit permission is denied. See the NOTE ON DEBIT PERMISSION below for a further discussion of debit permission.</text:p>
      <text:p text:style-name="Preformatted_20_Text"/>
      <text:p text:style-name="P4">Add a Custom Texture to the Board's Contents</text:p>
      <text:p text:style-name="Preformatted_20_Text">If you would like to customize the appearance of your reservation board, create and upload an image to use on your board. Perhaps a snapshot of your business, event, or service with whatever text you want to display on the board. I use the Gimp for this (a Photoshop like free image editing tool from <text:a xlink:type="simple" xlink:href="http://gimp.org/">gimp.org</text:a>). Upload the custom image and drop it in the reservation board's contents. This step is not always necessary – you may be perfectly happy with one of the boards provided.</text:p>
      <text:p text:style-name="Preformatted_20_Text"/>
      <text:p text:style-name="P4">Edit the Config Notecard</text:p>
      <text:p text:style-name="Preformatted_20_Text">Edit the configuration notecard named <text:span text:style-name="T2">Config </text:span>in the object's contents. Details on editing the Reservation Board configuration notecard <text:span text:style-name="T2">Config</text:span> are provided below. The default configuration is to accept reservations for every day of the week and all 24 hours in each day. No email address is configured by default.</text:p>
      <text:p text:style-name="Preformatted_20_Text"><text:soft-page-break/></text:p>
      <text:p text:style-name="P4">Edit the Info Notecard</text:p>
      <text:p text:style-name="Preformatted_20_Text">Edit the <text:span text:style-name="T2">Info</text:span> notecard adding descriptions of the available bookings and prices along with any other information you wish to provide clients who request info. A default <text:span text:style-name="T2">Info</text:span> notecard is provided and may be sufficient for your purposes. If you do not wish to deliver a notecard on request, simply delete or remove the <text:span text:style-name="T2">Info</text:span> notecard from the object.</text:p>
      <text:p text:style-name="Preformatted_20_Text"/>
      <text:p text:style-name="P4">EDIT THE RESERVATION BOARD NOTECARD</text:p>
      <text:p text:style-name="Preformatted_20_Text"/>
      <text:p text:style-name="Preformatted_20_Text">The <text:span text:style-name="T2">Config</text:span> notecard can be edited to configure the default settings for:</text:p>
      <text:p text:style-name="Preformatted_20_Text"/>
      <text:list xml:id="list30615970" text:style-name="L2">
        <text:list-item>
          <text:p text:style-name="P7">Destination/event/service names</text:p>
        </text:list-item>
        <text:list-item>
          <text:p text:style-name="P7">Price for each destination/event/service</text:p>
        </text:list-item>
        <text:list-item>
          <text:p text:style-name="P7">Default price</text:p>
        </text:list-item>
        <text:list-item>
          <text:p text:style-name="P7">Hover text to display</text:p>
        </text:list-item>
        <text:list-item>
          <text:p text:style-name="P7">Texture to use on the board's front and back sides</text:p>
        </text:list-item>
        <text:list-item>
          <text:p text:style-name="P7">Dialog menu text</text:p>
        </text:list-item>
        <text:list-item>
          <text:p text:style-name="P7">Name of the reservation board</text:p>
        </text:list-item>
        <text:list-item>
          <text:p text:style-name="P7">Type of activity bookings are offered for</text:p>
        </text:list-item>
        <text:list-item>
          <text:p text:style-name="P7">Days of the week to accept reservation requests</text:p>
        </text:list-item>
        <text:list-item>
          <text:p text:style-name="P7">Times of day to accept reservation requests</text:p>
        </text:list-item>
        <text:list-item>
          <text:p text:style-name="P7">Email address to use when notifying the owner of a request</text:p>
        </text:list-item>
        <text:list-item>
          <text:p text:style-name="P7">Demonstration mode</text:p>
        </text:list-item>
      </text:list>
      <text:p text:style-name="Preformatted_20_Text"/>
      <text:p text:style-name="Preformatted_20_Text">The <text:span text:style-name="T2">Config</text:span> variables and their default settings follow:</text:p>
      <text:p text:style-name="Preformatted_20_Text"/>
      <text:p text:style-name="P4">EVENT_TYPE = Destination</text:p>
      <text:p text:style-name="Preformatted_20_Text">This value is used as the main button label and in dialog messages. Example values might be Destination, Event, Escort, Class, Seminar, Rental, ...</text:p>
      <text:p text:style-name="Preformatted_20_Text"/>
      <text:p text:style-name="P4">EVENTS = Kazenojin,Bretton,Kotora</text:p>
      <text:p text:style-name="P5">Comma separated list of events, escorts, services, or destinations.</text:p>
      <text:p text:style-name="P4"><text:s/></text:p>
      <text:p text:style-name="P4">PRICES = 1000,750,1250</text:p>
      <text:p text:style-name="Preformatted_20_Text">Comma separated list of airfares, service fees, or event admission prices. These must match exactly the order of destinations listed above. Prices are in L$</text:p>
      <text:p text:style-name="P4"/>
      <text:p text:style-name="P4">DEFAULT_PRICE = 1000</text:p>
      <text:p text:style-name="P5">The price for events/destinations/services not listed (in L$)</text:p>
      <text:p text:style-name="P4"/>
      <text:p text:style-name="P4">HOVER_TEXT = </text:p>
      <text:p text:style-name="Preformatted_20_Text">The text to display hovering above the board. By default, no hover text is shown.</text:p>
      <text:p text:style-name="Preformatted_20_Text"/>
      <text:p text:style-name="P4">TEXTURE = custom-texture-name or uuid</text:p>
      <text:p text:style-name="Preformatted_20_Text">To specify a custom texture set TEXTURE = the custom texture name or uuid. If specified by name the texture must be copied into the board's inventory.</text:p>
      <text:p text:style-name="Preformatted_20_Text"/>
      <text:p text:style-name="P4">MAIN_DIALOG = Main Menu - Select a Reservation Date, Time, and Destination</text:p>
      <text:p text:style-name="Preformatted_20_Text">Text displayed at the top of the Main dialog menu</text:p>
      <text:p text:style-name="Preformatted_20_Text"/>
      <text:p text:style-name="P4">DATE_DIALOG = Date Menu - Select a Reservation Date</text:p>
      <text:p text:style-name="Preformatted_20_Text">Text displayed at the top of the Date dialog menu</text:p>
      <text:p text:style-name="Preformatted_20_Text"/>
      <text:p text:style-name="P4">TIME_DIALOG = Time Menu - Select a Reservation Hour</text:p>
      <text:p text:style-name="Preformatted_20_Text">Text displayed at the top of the Time dialog menu</text:p>
      <text:p text:style-name="Preformatted_20_Text"/>
      <text:p text:style-name="P4"><text:soft-page-break/>DEST_DIALOG = Destination Menu - Select a Reservation Destination</text:p>
      <text:p text:style-name="Preformatted_20_Text">Text displayed at the top of the Destination dialog menu</text:p>
      <text:p text:style-name="Preformatted_20_Text"/>
      <text:p text:style-name="P4">EMAIL = you@your.com</text:p>
      <text:p text:style-name="Preformatted_20_Text">The email address to be used if email notification is desired.</text:p>
      <text:p text:style-name="Preformatted_20_Text"/>
      <text:p text:style-name="P4">NAME = Reservation Board</text:p>
      <text:p text:style-name="Preformatted_20_Text">The name of the reservation board object, e.g. Fuji Airline Reservation Board</text:p>
      <text:p text:style-name="P2"/>
      <text:p text:style-name="P3">DAYS = Mon,Tue,Wed,Thu,Fri,Sat,Sun</text:p>
      <text:p text:style-name="P2">The days of the week on which you wish to book reservations. The setting must be one or more of the exact three letter weekday name abbreviations above. For instance, to book reservations for Mondays, Wednesdays, and Fridays only set:</text:p>
      <text:p text:style-name="P2"><text:s text:c="4"/>DAYS = Mon,Wed,Fri</text:p>
      <text:p text:style-name="P2">To set a per-event schedule, separate each events list of days with the pipe symbol (|). For instance, to schedule 3 events with 3 different sets of days:</text:p>
      <text:p text:style-name="P2"><text:s text:c="4"/>DAYS = Mon,Wed,Fri|Tue,Thu|Mon,Tue,Wed,Thu,Fri</text:p>
      <text:p text:style-name="P1"/>
      <text:p text:style-name="P3">TIMES = 8 AM,9 AM,10 AM,11 AM,12 PM,1 PM,2 PM,3 PM,4 PM,5 PM,6 PM,7 PM,8 PM,9 PM,10 PM,11 PM,12 AM,1 AM,2 AM,3 AM,4 AM,5 AM,6 AM,7 AM</text:p>
      <text:p text:style-name="P2">The hours of the days specified above you wish to book reservations. These can be any string identifying a time of day, separated by commas. For instance, to book reservations at 9:30 AM, Noon, 3:45 PM, and Midnight only set:</text:p>
      <text:p text:style-name="P2"><text:s text:c="4"/>TIMES = <text:s/>9:30 AM,Noon,3:45 PM,Midnight</text:p>
      <text:p text:style-name="P2">To set per-event times of day, use a syntax similar to that described above for DAYS (separate each daily times list with the | symbol). For instance, to set individual event times of day for 3 events:</text:p>
      <text:p text:style-name="P2"><text:s text:c="4"/>TIMES = 8 AM,1 PM,4 PM|6 PM,9 PM,11 PM|10 AM,1 PM,4 PM,7 PM,10 PM </text:p>
      <text:p text:style-name="P2">All times are SLT (PST) which is GMT -8 with daylight savings calculated.</text:p>
      <text:p text:style-name="P2"/>
      <text:p text:style-name="P3">REFUND = FALSE</text:p>
      <text:p text:style-name="P2">Set to TRUE to run a demo and refund any payments</text:p>
      <text:p text:style-name="P2"/>
      <text:p text:style-name="P1">NOTE ON DEBIT PERMISSION</text:p>
      <text:p text:style-name="P2"/>
      <text:p text:style-name="P2">The first time the reservation board is rezzed it will prompt the owner for debit permission. This is required to enable the board to refund under and over payments or to act as a demonstration board. If you wish to enable these features then grant debit permission. Denying debit permission does not disable the board – it will still function. However, without debit permission under and over payments cannot be refunded. Note also that debit permission needs to be granted each time the board is re-rezzed or the scripts reset.</text:p>
      <text:p text:style-name="P2"/>
      <text:p text:style-name="P2">Restless Studio recommends granting debit permission each time the board is rezzed or reset. Extreme care has been taken to verify that only under and over payments will be debited from the owner's account. In the case of an underpayment the client will be informed and no reservation is booked. In the case of an overpayment the client is informed, only the amount over the price is refunded, and the reservation is booked.</text:p>
      <text:p text:style-name="P2"/>
      <text:p text:style-name="P1">FURTHER INFORMATION</text:p>
      <text:p text:style-name="Preformatted_20_Text"/>
      <text:p text:style-name="Preformatted_20_Text">The Restless Studio Reservation System works well with the Restless Studio Email2IM product at <text:a xlink:type="simple" xlink:href="http://tinyurl.com/4h6gvqk"><text:span text:style-name="T1">http://tinyurl.com/4h6gvqk</text:span></text:a> Using the Email2IM object you can email a request confirmation directly back to the requester when you receive the email notification of the request. No need to log back into Second Life just to confirm the request. In fact, the Email2IM object's contents can be moved into the Reservation Board's contents so as to only use a single prim for both products.</text:p>
      <text:p text:style-name="Preformatted_20_Text"/>
      <text:p text:style-name="Preformatted_20_Text"><text:soft-page-break/>This document, the Online Notification User Guide, the Pandorabot METAbolt Add-On Manual, the Pandorabot Actorbot Add-On Manual, Pandorabots Owner Manual, and Pandorabots User Guide are all available in PDF format at <text:a xlink:type="simple" xlink:href="http://www.scribd.com/missyrestless">http://www.scribd.com/missyrestless</text:a></text:p>
      <text:p text:style-name="Preformatted_20_Text"/>
      <text:p text:style-name="Preformatted_20_Text">View and interact with the Restless Studio demonstration Pandorabots at <text:a xlink:type="simple" xlink:href="http://slurl.com/secondlife/Gualdo/204/224/43">http://slurl.com/secondlife/Gualdo/204/224/43</text:a> <text:s/><text:a xlink:type="simple" xlink:href="http://slurl.com/secondlife/Gualdo/210/226/42/">http://slurl.com/secondlife/Gualdo/210/226/42/</text:a> and <text:a xlink:type="simple" xlink:href="http://slurl.com/secondlife/Gualdo/204/224/43">http://slurl.com/secondlife/Gualdo/204/224/43</text:a> (mature).</text:p>
      <text:p text:style-name="Preformatted_20_Text"/>
      <text:p text:style-name="Preformatted_20_Text">Email <text:a xlink:type="simple" xlink:href="mailto:missyrestless@gmail.com?subject=Pandorabots">missyrestless@gmail.com</text:a> with any questions, comments, suggestions, etc.</text:p>
      <text:p text:style-name="Preformatted_20_Text"/>
      <text:p text:style-name="Preformatted_20_Text">View other Restless Studio creations in the <text:a xlink:type="simple" xlink:href="http://tinyurl.com/2bq6o3p">Second Life Marketplace</text:a></text:p>
      <text:p text:style-name="Preformatted_20_Text">at <text:a xlink:type="simple" xlink:href="http://tinyurl.com/2bq6o3p"><text:span text:style-name="T1">http://tinyurl.com/2bq6o3p</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2-27T11:23:09.05</dc:date>
    <dc:creator>Ronald Record</dc:creator>
    <meta:generator>OpenOffice.org/3.2$Win32 OpenOffice.org_project/320m18$Build-9502</meta:generator>
    <meta:editing-duration>PT34H19M46S</meta:editing-duration>
    <meta:editing-cycles>54</meta:editing-cycles>
    <dc:subject>Reservation System setup, configuration, and use</dc:subject>
    <dc:title>Reservation System Owners Manual</dc:title>
    <meta:document-statistic meta:table-count="0" meta:image-count="0" meta:object-count="0" meta:page-count="4" meta:paragraph-count="84" meta:word-count="1471" meta:character-count="9147"/>
  </office:meta>
</office:document-meta>
</file>